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" svg:font-family="'Segoe UI'" style:font-family-generic="swiss" style:font-pitch="variable"/>
  </office:font-face-decls>
  <office:automatic-styles>
    <style:style style:name="Tablo6" style:family="table">
      <style:table-properties style:width="16.854cm" fo:margin-left="0.169cm" table:align="left"/>
    </style:style>
    <style:style style:name="Tablo6.A" style:family="table-column">
      <style:table-column-properties style:column-width="2.672cm"/>
    </style:style>
    <style:style style:name="Tablo6.B" style:family="table-column">
      <style:table-column-properties style:column-width="2.831cm"/>
    </style:style>
    <style:style style:name="Tablo6.D" style:family="table-column">
      <style:table-column-properties style:column-width="8.52cm"/>
    </style:style>
    <style:style style:name="Tablo6.A1" style:family="table-cell">
      <style:table-cell-properties fo:padding="0.097cm" fo:border-left="0.5pt solid #000000" fo:border-right="none" fo:border-top="0.5pt solid #000000" fo:border-bottom="0.5pt solid #000000"/>
    </style:style>
    <style:style style:name="Tablo6.D1" style:family="table-cell">
      <style:table-cell-properties fo:padding="0.097cm" fo:border="0.5pt solid #000000"/>
    </style:style>
    <style:style style:name="Tablo6.A2" style:family="table-cell">
      <style:table-cell-properties fo:padding="0.097cm" fo:border-left="0.5pt solid #000000" fo:border-right="none" fo:border-top="none" fo:border-bottom="0.5pt solid #000000"/>
    </style:style>
    <style:style style:name="Tablo6.D2" style:family="table-cell">
      <style:table-cell-properties fo:padding="0.097cm" fo:border-left="0.5pt solid #000000" fo:border-right="0.5pt solid #000000" fo:border-top="none" fo:border-bottom="0.5pt solid #000000"/>
    </style:style>
    <style:style style:name="Tablo6.3" style:family="table-row">
      <style:table-row-properties style:min-row-height="0.647cm"/>
    </style:style>
    <style:style style:name="P1" style:family="paragraph" style:parent-style-name="Title">
      <style:paragraph-properties fo:text-align="start" style:justify-single-word="false"/>
      <style:text-properties fo:color="#355269" loext:opacity="100%" style:font-name="Segoe UI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font-name="Segoe UI" officeooo:paragraph-rsid="0025cb9d"/>
    </style:style>
    <style:style style:name="P3" style:family="paragraph">
      <style:paragraph-properties fo:text-align="cente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Segoe UI" fo:font-size="11pt" officeooo:rsid="0025cb9d" officeooo:paragraph-rsid="0025cb9d" style:font-size-asian="9.60000038146973pt" style:font-size-complex="11pt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fo:font-size="11pt" officeooo:rsid="003cf008" officeooo:paragraph-rsid="003cf008" style:font-size-asian="9.60000038146973pt" style:font-size-complex="11pt"/>
    </style:style>
    <style:style style:name="P6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fo:font-size="11pt" officeooo:rsid="003e1276" officeooo:paragraph-rsid="003e1276" style:font-size-asian="9.60000038146973pt" style:font-size-complex="11pt"/>
    </style:style>
    <style:style style:name="P7" style:family="paragraph" style:parent-style-name="Text_20_body" style:list-style-name="L1">
      <style:paragraph-properties fo:text-align="start" style:justify-single-word="false"/>
      <style:text-properties fo:color="#000000" loext:opacity="100%" style:font-name="Segoe UI" fo:font-size="11pt" officeooo:rsid="003e87f5" officeooo:paragraph-rsid="003e87f5" style:font-size-asian="9.60000038146973pt" style:font-size-complex="11pt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Segoe UI" fo:font-size="11pt" officeooo:rsid="0025cb9d" officeooo:paragraph-rsid="003cf008" style:font-size-asian="9.60000038146973pt" style:font-size-complex="11pt"/>
    </style:style>
    <style:style style:name="P9" style:family="paragraph" style:parent-style-name="Heading_20_1">
      <style:text-properties fo:color="#355269" loext:opacity="100%" style:font-name="Segoe UI"/>
    </style:style>
    <style:style style:name="P10" style:family="paragraph" style:parent-style-name="Text_20_body" style:list-style-name="L2">
      <style:paragraph-properties fo:text-align="start" style:justify-single-word="false"/>
      <style:text-properties fo:color="#355269" loext:opacity="100%" style:font-name="Segoe UI" fo:font-weight="bold" officeooo:rsid="002bcb88" officeooo:paragraph-rsid="002bcb88" style:font-weight-asian="bold" style:font-weight-complex="bold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Segoe UI" officeooo:rsid="002bcb88" officeooo:paragraph-rsid="002bcb88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Segoe UI" fo:font-weight="bold" officeooo:rsid="002ea105" officeooo:paragraph-rsid="002ea105" style:font-weight-asian="bold" style:font-weight-complex="bold"/>
    </style:style>
    <style:style style:name="P13" style:family="paragraph" style:parent-style-name="Text_20_body" style:list-style-name="L2">
      <style:paragraph-properties fo:text-align="start" style:justify-single-word="false"/>
      <style:text-properties fo:color="#355269" loext:opacity="100%" style:font-name="Segoe UI" fo:font-weight="bold" officeooo:rsid="00300967" officeooo:paragraph-rsid="00300967" style:font-weight-asian="bold" style:font-weight-complex="bold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Segoe UI" officeooo:rsid="00300967" officeooo:paragraph-rsid="00300967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Segoe UI" officeooo:rsid="0034f9be" officeooo:paragraph-rsid="0034f9be"/>
    </style:style>
    <style:style style:name="P16" style:family="paragraph" style:parent-style-name="Text_20_body" style:list-style-name="L2">
      <style:paragraph-properties fo:text-align="start" style:justify-single-word="false"/>
      <style:text-properties fo:color="#355269" loext:opacity="100%" style:font-name="Segoe UI" fo:font-weight="bold" officeooo:rsid="0036c2b0" officeooo:paragraph-rsid="0036c2b0" style:font-weight-asian="bold" style:font-weight-complex="bold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Segoe UI" officeooo:rsid="0036c2b0" officeooo:paragraph-rsid="0036c2b0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Segoe UI" fo:font-weight="bold" officeooo:rsid="0036fb24" officeooo:paragraph-rsid="0029ea22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Segoe UI" fo:font-weight="bold" officeooo:rsid="0036fb24" officeooo:paragraph-rsid="0029ea22" style:font-weight-asian="bold" style:font-weight-complex="bold"/>
    </style:style>
    <style:style style:name="P20" style:family="paragraph" style:parent-style-name="Heading_20_1">
      <style:text-properties fo:color="#355269" loext:opacity="100%" style:font-name="Segoe UI" officeooo:paragraph-rsid="0056a902"/>
    </style:style>
    <style:style style:name="P21" style:family="paragraph" style:parent-style-name="Standard">
      <style:text-properties style:font-name="Segoe UI" fo:font-size="11pt" style:font-size-asian="11pt" style:font-size-complex="11pt"/>
    </style:style>
    <style:style style:name="P22" style:family="paragraph" style:parent-style-name="Standard" style:list-style-name="L3"/>
    <style:style style:name="P23" style:family="paragraph" style:parent-style-name="Standard">
      <style:text-properties style:font-name="Segoe UI" fo:font-size="11pt" fo:background-color="transparent" style:font-size-asian="11pt" style:font-size-complex="11pt"/>
    </style:style>
    <style:style style:name="P24" style:family="paragraph" style:parent-style-name="Heading_20_1" style:list-style-name="">
      <style:text-properties fo:color="#355269" loext:opacity="100%" style:font-name="Segoe UI"/>
    </style:style>
    <style:style style:name="P25" style:family="paragraph" style:parent-style-name="Text_20_body" style:list-style-name="L4">
      <style:text-properties fo:color="#000000" loext:opacity="100%" style:font-name="Segoe UI" fo:font-size="11pt" officeooo:rsid="00398d9f" officeooo:paragraph-rsid="00398d9f" style:font-size-asian="11pt" style:font-size-complex="11pt"/>
    </style:style>
    <style:style style:name="P26" style:family="paragraph" style:parent-style-name="Text_20_body" style:list-style-name="L4">
      <style:text-properties fo:color="#000000" loext:opacity="100%" style:font-name="Segoe UI" fo:font-size="11pt" officeooo:rsid="003a1ab9" officeooo:paragraph-rsid="003a1ab9" style:font-size-asian="11pt" style:font-size-complex="11pt"/>
    </style:style>
    <style:style style:name="P27" style:family="paragraph" style:parent-style-name="Text_20_body">
      <style:text-properties fo:color="#000000" loext:opacity="100%" style:font-name="Segoe UI" fo:font-size="11pt" officeooo:rsid="003a1ab9" officeooo:paragraph-rsid="003a1ab9" style:font-size-asian="11pt" style:font-size-complex="11pt"/>
    </style:style>
    <style:style style:name="P28" style:family="paragraph" style:parent-style-name="Heading_20_1" style:list-style-name="">
      <style:text-properties fo:color="#355269" loext:opacity="100%" style:font-name="Segoe UI" officeooo:rsid="0296aa2f" officeooo:paragraph-rsid="003ceb81"/>
    </style:style>
    <style:style style:name="P29" style:family="paragraph" style:parent-style-name="Text_20_body">
      <style:text-properties style:font-name="Segoe UI" fo:font-size="11pt" officeooo:paragraph-rsid="003ceb81" style:font-size-asian="9.60000038146973pt" style:font-size-complex="11pt"/>
    </style:style>
    <style:style style:name="P30" style:family="paragraph" style:parent-style-name="Table_20_Contents">
      <style:text-properties fo:color="#355269" loext:opacity="100%" style:font-name="Segoe UI" fo:font-size="11pt" fo:font-weight="bold" officeooo:rsid="00370939" officeooo:paragraph-rsid="003ceb81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Segoe UI" fo:font-size="11pt" officeooo:rsid="00370939" officeooo:paragraph-rsid="003ceb81" style:font-size-asian="11pt" style:font-size-complex="11pt"/>
    </style:style>
    <style:style style:name="P32" style:family="paragraph" style:parent-style-name="Table_20_Contents">
      <style:text-properties style:font-name="Segoe UI" fo:font-size="11pt" officeooo:rsid="0038cc8b" officeooo:paragraph-rsid="003ceb81" style:font-size-asian="11pt" style:font-size-complex="11pt"/>
    </style:style>
    <style:style style:name="P33" style:family="paragraph" style:parent-style-name="Table_20_Contents">
      <style:text-properties style:font-name="Segoe UI" fo:font-size="11pt" officeooo:paragraph-rsid="003ceb81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Segoe UI" fo:font-size="11pt" officeooo:rsid="01977b0d" officeooo:paragraph-rsid="003ceb81" style:font-size-asian="11pt" style:font-size-complex="11pt"/>
    </style:style>
    <style:style style:name="T1" style:family="text">
      <style:text-properties officeooo:rsid="00147994"/>
    </style:style>
    <style:style style:name="T2" style:family="text">
      <style:text-properties fo:font-size="11pt" officeooo:rsid="0025cb9d" style:font-size-asian="9.60000038146973pt" style:font-size-complex="11pt"/>
    </style:style>
    <style:style style:name="T3" style:family="text">
      <style:text-properties fo:font-size="11pt" officeooo:rsid="0026314e" style:font-size-asian="9.60000038146973pt" style:font-size-complex="11pt"/>
    </style:style>
    <style:style style:name="T4" style:family="text">
      <style:text-properties fo:font-size="11pt" officeooo:rsid="0029ea22" style:font-size-asian="9.60000038146973pt" style:font-size-complex="11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color="#000000" loext:opacity="100%" fo:font-size="11pt" officeooo:rsid="0029ea22" style:font-size-asian="9.60000038146973pt" style:font-size-complex="11pt"/>
    </style:style>
    <style:style style:name="T7" style:family="text">
      <style:text-properties fo:color="#000000" loext:opacity="100%" fo:font-size="11pt" style:font-size-asian="9.60000038146973pt" style:font-size-complex="11pt"/>
    </style:style>
    <style:style style:name="T8" style:family="text">
      <style:text-properties fo:color="#000000" loext:opacity="100%" fo:font-size="11pt" officeooo:rsid="0048cd68" style:font-size-asian="9.60000038146973pt" style:font-size-complex="11pt"/>
    </style:style>
    <style:style style:name="T9" style:family="text">
      <style:text-properties fo:color="#000000" loext:opacity="100%" fo:font-size="11pt" fo:font-weight="normal" style:font-size-asian="9.60000038146973pt" style:font-weight-asian="normal" style:font-size-complex="11pt" style:font-weight-complex="normal"/>
    </style:style>
    <style:style style:name="T10" style:family="text">
      <style:text-properties fo:color="#000000" loext:opacity="100%" fo:font-size="11pt" fo:font-weight="normal" fo:background-color="transparent" loext:char-shading-value="0" style:font-size-asian="9.60000038146973pt" style:font-weight-asian="normal" style:font-size-complex="11pt" style:font-weight-complex="normal"/>
    </style:style>
    <style:style style:name="T11" style:family="text">
      <style:text-properties fo:color="#355269" loext:opacity="100%" fo:font-size="11pt" fo:font-weight="normal" fo:background-color="transparent" loext:char-shading-value="0" style:font-size-asian="9.60000038146973pt" style:font-weight-asian="normal" style:font-size-complex="11pt" style:font-weight-complex="normal"/>
    </style:style>
    <style:style style:name="T12" style:family="text">
      <style:text-properties fo:color="#000000" loext:opacity="100%" fo:font-size="11pt" officeooo:rsid="003192ff" style:font-size-asian="9.60000038146973pt" style:font-size-complex="11pt"/>
    </style:style>
    <style:style style:name="T13" style:family="text">
      <style:text-properties fo:color="#000000" loext:opacity="100%" fo:font-size="11pt" officeooo:rsid="00333e07" style:font-size-asian="9.60000038146973pt" style:font-size-complex="11pt"/>
    </style:style>
    <style:style style:name="T14" style:family="text">
      <style:text-properties fo:color="#000000" loext:opacity="100%" fo:font-size="11pt" fo:font-weight="bold" officeooo:rsid="0029ea22" style:font-size-asian="9.60000038146973pt" style:font-weight-asian="bold" style:font-size-complex="11pt" style:font-weight-complex="bold"/>
    </style:style>
    <style:style style:name="T15" style:family="text">
      <style:text-properties fo:color="#000000" loext:opacity="100%" fo:font-size="11pt" fo:font-weight="bold" style:font-size-asian="9.60000038146973pt" style:font-weight-asian="bold" style:font-size-complex="11pt" style:font-weight-complex="bold"/>
    </style:style>
    <style:style style:name="T16" style:family="text">
      <style:text-properties officeooo:rsid="0057f812"/>
    </style:style>
    <style:style style:name="T17" style:family="text">
      <style:text-properties fo:color="#355269" loext:opacity="100%" style:font-name="Segoe UI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355269" loext:opacity="100%" style:font-name="Segoe UI" fo:font-size="11pt" fo:background-color="transparent" loext:char-shading-value="0" style:font-size-asian="11pt" style:font-size-complex="11pt"/>
    </style:style>
    <style:style style:name="T19" style:family="text">
      <style:text-properties fo:color="#000000" loext:opacity="100%" style:font-name="Segoe UI" fo:font-size="11pt" fo:background-color="transparent" loext:char-shading-value="0" style:font-size-asian="11pt" style:font-size-complex="11pt"/>
    </style:style>
    <style:style style:name="T20" style:family="text">
      <style:text-properties style:font-name="Segoe UI" fo:font-size="11pt" style:font-size-asian="11pt" style:font-size-complex="11pt"/>
    </style:style>
    <style:style style:name="T21" style:family="text">
      <style:text-properties style:font-name="Segoe UI" fo:font-size="11pt" fo:background-color="transparent" loext:char-shading-value="0" style:font-size-asian="11pt" style:font-size-complex="11pt"/>
    </style:style>
    <style:style style:name="T22" style:family="text">
      <style:text-properties fo:color="#355269" loext:opacity="100%" fo:font-weight="bold" style:font-weight-asian="bold" style:font-weight-complex="bold"/>
    </style:style>
    <style:style style:name="T23" style:family="text">
      <style:text-properties officeooo:rsid="02996346"/>
    </style:style>
    <style:style style:name="T24" style:family="text">
      <style:text-properties fo:language="tr" fo:country="TR"/>
    </style:style>
    <style:style style:name="T25" style:family="text">
      <style:text-properties officeooo:rsid="0284faa0"/>
    </style:style>
    <style:style style:name="T26" style:family="text">
      <style:text-properties officeooo:rsid="003ceb81"/>
    </style:style>
    <style:style style:name="T27" style:family="text">
      <style:text-properties officeooo:rsid="0071b936"/>
    </style:style>
    <style:style style:name="T28" style:family="text">
      <style:text-properties officeooo:rsid="005873ce"/>
    </style:style>
    <style:style style:name="T29" style:family="text">
      <style:text-properties officeooo:rsid="0285364e"/>
    </style:style>
    <style:style style:name="T30" style:family="text">
      <style:text-properties officeooo:rsid="0038cc8b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dynamic" style:number-wrapped-paragraphs="no-limit" style:wrap-contour="true" style:wrap-contour-mode="full" style:vertical-pos="from-top" style:vertical-rel="paragraph" style:horizontal-pos="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İstisna Yönetim Sistemi <text:span text:style-name="T1">ve Hata Mesajları</text:span></text:p>
      <text:p text:style-name="P2"><draw:line text:anchor-type="paragraph" draw:z-index="0" draw:name="Yatay çizgi 1" draw:style-name="gr1" draw:text-style-name="P3" svg:x1="0cm" svg:y1="0.152cm" svg:x2="16.872cm" svg:y2="0.15cm"><text:p/></draw:line><text:span text:style-name="T2"><text:tab/>Bu doküman, programın istisna yönetim sistemi ve hata mesajlarının genel tasarımını açıklamaktadır. </text:span><text:span text:style-name="T3">Sistem, hataları daha kolay izlenebilir ve yönetilebilir hale getirmek için yapılandırılmıştır.</text:span></text:p>
      <text:p text:style-name="P4"/>
      <text:list text:style-name="L1">
        <text:list-item>
          <text:p text:style-name="P5"><text:a xlink:type="simple" xlink:href="#0.Sistem Akışı|outline" text:style-name="Internet_20_link" text:visited-style-name="Visited_20_Internet_20_Link">Sistem Akışı</text:a></text:p>
        </text:list-item>
        <text:list-item>
          <text:p text:style-name="P5"><text:a xlink:type="simple" xlink:href="#1.Hata Mesajları|outline" text:style-name="Internet_20_link" text:visited-style-name="Visited_20_Internet_20_Link">Hata Mesajları</text:a></text:p>
        </text:list-item>
        <text:list-item>
          <text:p text:style-name="P6"><text:a xlink:type="simple" xlink:href="#2.İstisna Yönetiminde Dikkat Edilecek Noktalar|outline" text:style-name="Internet_20_link" text:visited-style-name="Visited_20_Internet_20_Link">İstisna Yönetiminde Dikkat Edilecek Noktalar</text:a></text:p>
        </text:list-item>
        <text:list-item>
          <text:p text:style-name="P7"><text:a xlink:type="simple" xlink:href="#3.Versiyon Takip Tablosu|outline" text:style-name="Internet_20_link" text:visited-style-name="Visited_20_Internet_20_Link">Versiyon Takip Tablosu</text:a></text:p>
        </text:list-item>
      </text:list>
      <text:p text:style-name="P8"/>
      <text:h text:style-name="P9" text:outline-level="1" text:is-list-header="true">Sistem Akışı</text:h>
      <text:list text:style-name="L2">
        <text:list-item>
          <text:p text:style-name="P10"><text:span text:style-name="T4">İ</text:span><text:span text:style-name="T5">stisnayı Tanımlamak:</text:span></text:p>
          <text:list>
            <text:list-item>
              <text:p text:style-name="P11"><text:span text:style-name="T6">İ</text:span><text:span text:style-name="T7">lgili işlemin yapılabilmesi için gerekli kontroller, sını</text:span><text:span text:style-name="T8">f yöntemleri ve bağımsız işlevler </text:span><text:span text:style-name="T7">içinde gerçekleştirilir.</text:span></text:p>
            </text:list-item>
            <text:list-item>
              <text:p text:style-name="P12"><text:span text:style-name="T6">Ö</text:span><text:span text:style-name="T7">rneğin: </text:span><text:span text:style-name="T9">Geçersiz bir dosya yolu girildiğind</text:span><text:span text:style-name="T10">e </text:span><text:span text:style-name="T11">ValueError</text:span><text:span text:style-name="T10"> fırlat</text:span><text:span text:style-name="T9">ılması.</text:span></text:p>
            </text:list-item>
          </text:list>
        </text:list-item>
        <text:list-item>
          <text:p text:style-name="P13"><text:span text:style-name="T4">İ</text:span><text:span text:style-name="T5">stisnayı Yakalamak ve İşlemek:</text:span></text:p>
          <text:list>
            <text:list-item>
              <text:p text:style-name="P14"><text:span text:style-name="T6">H</text:span><text:span text:style-name="T7">atanın oluştuğu noktada ilgili istisna yakalanır </text:span><text:span text:style-name="T12">ve kullanıcıya bilgilendiri</text:span><text:span text:style-name="T13">ci </text:span><text:span text:style-name="T12">bir mesaj verilir.</text:span></text:p>
            </text:list-item>
            <text:list-item>
              <text:p text:style-name="P15"><text:span text:style-name="T14">Ö</text:span><text:span text:style-name="T15">rneğin:</text:span><text:span text:style-name="T7"> Hatalı bir dosya yolunun belirtilmesi durumunda kullanıcının bilgilendirilmesi.</text:span></text:p>
            </text:list-item>
          </text:list>
        </text:list-item>
        <text:list-item>
          <text:p text:style-name="P16"><text:span text:style-name="T4">İ</text:span><text:span text:style-name="T5">stisna Detaylarının Sağlanması (Opsiyonel):</text:span></text:p>
          <text:list>
            <text:list-item>
              <text:p text:style-name="P17"><text:span text:style-name="T6">İ</text:span><text:span text:style-name="T7">lgili istisna hakkında ek bilgiler sağlanarak hata ayıklama süreci kolaylaştırılır.</text:span></text:p>
            </text:list-item>
            <text:list-item>
              <text:p text:style-name="P18"><text:span text:style-name="T6">Ö</text:span><text:span text:style-name="T7">rneğin: </text:span><text:span text:style-name="T9">Hatanın oluşmasına neden olan dosya yolunun çıktısı.</text:span></text:p>
            </text:list-item>
          </text:list>
        </text:list-item>
      </text:list>
      <text:p text:style-name="P19"><text:span text:style-name="T9"/></text:p>
      <text:h text:style-name="P20" text:outline-level="1" text:is-list-header="true">Hata Mesajları</text:h>
      <text:p text:style-name="P21">Hatalar <text:s/>kullanıcıya olabildiğince açıklayıcı ve yönlendirici bir şekilde iletil<text:span text:style-name="T16">melidir</text:span>.</text:p>
      <text:p text:style-name="P21"/>
      <text:list text:style-name="L3">
        <text:list-item>
          <text:p text:style-name="P22"><text:span text:style-name="Strong_20_Emphasis"><text:span text:style-name="T17">Sınıf Yöntemleri veya Bağımsız İşlevler İçin Örnek Mesajlar</text:span></text:span></text:p>
          <text:list>
            <text:list-item>
              <text:p text:style-name="P22"><text:span text:style-name="Source_20_Text"><text:span text:style-name="T18">ValueError</text:span></text:span><text:span text:style-name="T18">:</text:span><text:span text:style-name="T19"> Dosya yolu boş veya geçersiz: </text:span><text:span text:style-name="Source_20_Text"><text:span text:style-name="T18">{file_path}</text:span></text:span></text:p>
            </text:list-item>
            <text:list-item>
              <text:p text:style-name="P22"><text:soft-page-break/><text:span text:style-name="Source_20_Text"><text:span text:style-name="T18">FileNotFoundError</text:span></text:span><text:span text:style-name="T18">:</text:span><text:span text:style-name="T19"> Belirtilen dosya bulunamadı: </text:span><text:span text:style-name="Source_20_Text"><text:span text:style-name="T18">{file_path}</text:span></text:span></text:p>
            </text:list-item>
            <text:list-item>
              <text:p text:style-name="P22"><text:span text:style-name="Source_20_Text"><text:span text:style-name="T18">RuntimeError</text:span></text:span><text:span text:style-name="T18">:</text:span><text:span text:style-name="T19"> Dosya yazma sırasında beklenmedik bir hata oluştu: </text:span><text:span text:style-name="Source_20_Text"><text:span text:style-name="T18">{e}</text:span></text:span></text:p>
            </text:list-item>
          </text:list>
        </text:list-item>
      </text:list>
      <text:p text:style-name="Standard"><text:span text:style-name="Source_20_Text"><text:span text:style-name="T20"/></text:span></text:p>
      <text:list text:continue-numbering="true" text:style-name="L3">
        <text:list-item>
          <text:p text:style-name="P22"><text:span text:style-name="Strong_20_Emphasis"><text:span text:style-name="T17">Program Çalışması Sırasında Kullanıcıya Gösterilen Mesajlar</text:span></text:span></text:p>
          <text:list>
            <text:list-item>
              <text:p text:style-name="P22"><text:span text:style-name="Source_20_Text"><text:span text:style-name="T20">(!) Görsel dosyası okuma işlemi başarısız: Dosya yolu boş veya geçersi</text:span></text:span><text:span text:style-name="Source_20_Text"><text:span text:style-name="T21">z: </text:span></text:span><text:span text:style-name="Source_20_Text"><text:span text:style-name="T18">{file_path}</text:span></text:span></text:p>
            </text:list-item>
            <text:list-item>
              <text:p text:style-name="P22"><text:span text:style-name="Source_20_Text"><text:span text:style-name="T19">(!) Izgara ekleme işlemi başarısız: Belirtilen dosya bulunamadı: </text:span></text:span><text:span text:style-name="Source_20_Text"><text:span text:style-name="T18">{file_path}</text:span></text:span></text:p>
            </text:list-item>
          </text:list>
        </text:list-item>
      </text:list>
      <text:p text:style-name="P23"/>
      <text:h text:style-name="P24" text:outline-level="1">İstisna Yönetiminde Dikkat Edilecek Noktalar</text:h>
      <text:list text:style-name="L4">
        <text:list-item>
          <text:p text:style-name="P25"><text:span text:style-name="T22">Kapsamlı Doğrulama:</text:span> Her işlem öncesinde geçerli ve anlamlı girdiler kontrol edilmelidir.</text:p>
        </text:list-item>
        <text:list-item>
          <text:p text:style-name="P26"><text:span text:style-name="T22">Hata İzleme Kolaylığı:</text:span> Hata mesajları, hata kaynağını ve çözüm yolunu net bir şekilde belirtmelidir.</text:p>
        </text:list-item>
        <text:list-item>
          <text:p text:style-name="P26"><text:span text:style-name="T22">Kullanıcı Dostu İletişim:</text:span> Hatalar, teknik detaylardan arındırılarak kullanıcı için anlaşılır bir şekilde sunulmalıdır.</text:p>
        </text:list-item>
      </text:list>
      <text:p text:style-name="P27"/>
      <text:h text:style-name="P28" text:outline-level="1">Ve<text:span text:style-name="T23">r</text:span>siyon Takip Tablosu</text:h>
      <text:p text:style-name="P29"/>
      <table:table table:name="Tablo6" table:style-name="Tablo6">
        <table:table-column table:style-name="Tablo6.A"/>
        <table:table-column table:style-name="Tablo6.B" table:number-columns-repeated="2"/>
        <table:table-column table:style-name="Tablo6.D"/>
        <table:table-row>
          <table:table-cell table:style-name="Tablo6.A1" office:value-type="string">
            <text:p text:style-name="P30"><text:span text:style-name="T24">Versiyon</text:span>:</text:p>
          </table:table-cell>
          <table:table-cell table:style-name="Tablo6.A1" office:value-type="string">
            <text:p text:style-name="P30">Tarih:</text:p>
          </table:table-cell>
          <table:table-cell table:style-name="Tablo6.A1" office:value-type="string">
            <text:p text:style-name="P30">Destekçi:</text:p>
          </table:table-cell>
          <table:table-cell table:style-name="Tablo6.D1" office:value-type="string">
            <text:p text:style-name="P30">Açıklama:</text:p>
          </table:table-cell>
        </table:table-row>
        <table:table-row>
          <table:table-cell table:style-name="Tablo6.A2" office:value-type="string">
            <text:p text:style-name="P31">0.0.0</text:p>
          </table:table-cell>
          <table:table-cell table:style-name="Tablo6.A2" office:value-type="string">
            <text:p text:style-name="P31"><text:span text:style-name="T25">0</text:span><text:span text:style-name="T26">8</text:span>.<text:span text:style-name="T25">01</text:span>.202<text:span text:style-name="T27">5</text:span></text:p>
          </table:table-cell>
          <table:table-cell table:style-name="Tablo6.A2" office:value-type="string">
            <text:p text:style-name="P31">Uruz</text:p>
          </table:table-cell>
          <table:table-cell table:style-name="Tablo6.D2" office:value-type="string">
            <text:p text:style-name="P31">Belgenin ham versiyonu.</text:p>
          </table:table-cell>
        </table:table-row>
        <table:table-row table:style-name="Tablo6.3">
          <table:table-cell table:style-name="Tablo6.A2" office:value-type="string">
            <text:p text:style-name="P32">0.<text:span text:style-name="T28">1</text:span>.<text:span text:style-name="T28">0</text:span></text:p>
          </table:table-cell>
          <table:table-cell table:style-name="Tablo6.A2" office:value-type="string">
            <text:p text:style-name="P33"><text:span text:style-name="T29">0</text:span><text:span text:style-name="T26">9</text:span><text:span text:style-name="T29">.01</text:span><text:span text:style-name="T30">.202</text:span><text:span text:style-name="T27">5</text:span></text:p>
          </table:table-cell>
          <table:table-cell table:style-name="Tablo6.A2" office:value-type="string">
            <text:p text:style-name="P32">Uruz</text:p>
          </table:table-cell>
          <table:table-cell table:style-name="Tablo6.D2" office:value-type="string">
            <text:p text:style-name="P32">Belgenin ilk versiyonu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7:02:51.952000000</meta:creation-date>
    <dc:date>2025-01-09T19:14:10.006000000</dc:date>
    <meta:editing-duration>PT3H30M21S</meta:editing-duration>
    <meta:editing-cycles>76</meta:editing-cycles>
    <meta:generator>LibreOffice/24.8.4.2$Windows_X86_64 LibreOffice_project/bb3cfa12c7b1bf994ecc5649a80400d06cd71002</meta:generator>
    <meta:document-statistic meta:table-count="1" meta:image-count="0" meta:object-count="0" meta:page-count="2" meta:paragraph-count="42" meta:word-count="265" meta:character-count="2031" meta:non-whitespace-character-count="1829"/>
  </office:meta>
</office:document-meta>
</file>